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</text:span><text:span text:style-name="T1">ao</text:span></text:p>
            <text:p><text:span text:style-name="T1">Processame</text:span><text:span text:style-name="T1">nt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 xml:id="id1" text:id="id1"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<text:span text:style-name="T10">Dom, 04/09</text:span>: execução do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1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“Print Screen” do computador:</text:p>
                <text:list>
                  <text:list-item>
                    <text:p xml:id="id4" text:id="id4"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2">print “Olá, aqui é o Francisco”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7</meta:editing-cycles>
    <meta:editing-duration>P47DT18H2M18S</meta:editing-duration>
    <meta:initial-creator>chico </meta:initial-creator>
    <dc:date>2016-09-01T15:21:01.751942203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